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paragraph-rsid="000c71a4" style:font-size-asian="16pt" style:font-weight-asian="bold" style:font-size-complex="16pt" style:font-weight-complex="bold"/>
    </style:style>
    <style:style style:name="P3" style:family="paragraph" style:parent-style-name="Text_20_body">
      <style:text-properties officeooo:rsid="000c71a4" officeooo:paragraph-rsid="000c71a4"/>
    </style:style>
    <style:style style:name="P4" style:family="paragraph" style:parent-style-name="Text_20_body">
      <style:paragraph-properties fo:text-align="justify" style:justify-single-word="false"/>
      <style:text-properties officeooo:rsid="000c71a4" officeooo:paragraph-rsid="000c71a4"/>
    </style:style>
    <style:style style:name="P5" style:family="paragraph" style:parent-style-name="Text_20_body">
      <style:paragraph-properties fo:text-align="justify" style:justify-single-word="false"/>
      <style:text-properties officeooo:rsid="000cb632" officeooo:paragraph-rsid="000cb632"/>
    </style:style>
    <style:style style:name="P6" style:family="paragraph" style:parent-style-name="Text_20_body">
      <style:text-properties officeooo:rsid="000cb632" officeooo:paragraph-rsid="000c71a4"/>
    </style:style>
    <style:style style:name="P7" style:family="paragraph" style:parent-style-name="Text_20_body">
      <style:text-properties officeooo:rsid="000cb632" officeooo:paragraph-rsid="000cb632"/>
    </style:style>
    <style:style style:name="T1" style:family="text">
      <style:text-properties fo:color="#000000"/>
    </style:style>
    <style:style style:name="T2" style:family="text">
      <style:text-properties fo:color="#000000" officeooo:rsid="000c71a4"/>
    </style:style>
    <style:style style:name="T3" style:family="text">
      <style:text-properties officeooo:rsid="000cb6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</text:span><text:span text:style-name="T2">towarzyszenie Polska Grupa Użytkowników Pythona</text:span></text:p>
      <text:p text:style-name="P1">Deklaracja członkowska</text:p>
      <text:p text:style-name="P1"><text:span text:style-name="T2"/></text:p>
      <text:p text:style-name="Text_20_body"/>
      <text:p text:style-name="P3">Imię: ….............................................................................................................</text:p>
      <text:p text:style-name="P3">Nazwisko: …....................................................................................................</text:p>
      <text:p text:style-name="P3">Miejscowość. …...............................................................................................</text:p>
      <text:p text:style-name="P3">Telefon: …........................................................................................................</text:p>
      <text:p text:style-name="P3">E-mail: ….........................................................................................................</text:p>
      <text:p text:style-name="P7">Dodatkowe (GitHub, FB, Twitter, Google+): …..............................................</text:p>
      <text:p text:style-name="P7">…......................................................................................................................</text:p>
      <text:p text:style-name="P3"/>
      <text:p text:style-name="P4"><text:tab/>Oświadczam, że znany mi jest statut Stowarzyszenia Polskiej Grupy Użytkowników Pythona <text:span text:style-name="T3">(PLPUG) i zobowiązuję się do przestrzegania jego postanowień. Jednocześnie wyrażam zgodę na przetwarzanie moich danych osobowych na potrzeby Stowarzyszenia przy realizacji jego zadań i celów statutowych, zgodnie z Ustawą z dnia 29.08.1997 r. o ochronie danych osobowych (Dz. U. Nr 133, poz. 883 z późn. zm.). Jestem również świadomy/świadoma, że na zasadach określonych przepisami o ochronie danych osobowych mam prawo dostępu do treści swoich danych oraz ich poprawiania.</text:span></text:p>
      <text:p text:style-name="P4"/>
      <text:p text:style-name="P4"/>
      <text:p text:style-name="P5">Data: …................................................. <text:s text:c="4"/>Podpis: …....................................................</text:p>
      <text:p text:style-name="P3"/>
      <text:p text:style-name="P3"/>
      <text:p text:style-name="P6"/>
      <text:p text:style-name="Standard">Stowarzyszenie Polska Grupa Użytkowników Pythona</text:p>
      <text:p text:style-name="Standard">ul. Antoniego Józefa Madalińskiego, nr 106</text:p>
      <text:p text:style-name="Standard">02-506 Warszawa, Polska</text:p>
      <text:p text:style-name="P7"/>
      <text:p text:style-name="P7">e-mail: <text:a xlink:type="simple" xlink:href="mailto:stowarzyszenie@plpug.org" text:style-name="Internet_20_link" text:visited-style-name="Visited_20_Internet_20_Link">stowarzyszenie@plpug.org</text:a></text:p>
      <text:p text:style-name="P7">www: <text:a xlink:type="simple" xlink:href="http://plpug.org/" text:style-name="Internet_20_link" text:visited-style-name="Visited_20_Internet_20_Link">http://plpug.org/</text:a></text:p>
      <text:p text:style-name="Standard">KRS: 0000534348 <text:s text:c="7"/>NIP: 5213684574 <text:s text:c="6"/>REGON: 36041007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jtek Zając</meta:initial-creator>
    <meta:creation-date>2016-11-02T10:12:10.008854347</meta:creation-date>
    <dc:date>2016-11-02T10:45:21.426520560</dc:date>
    <dc:creator>Wojtek Zając</dc:creator>
    <meta:editing-duration>PT10S</meta:editing-duration>
    <meta:editing-cycles>1</meta:editing-cycles>
    <meta:document-statistic meta:table-count="0" meta:image-count="0" meta:object-count="0" meta:page-count="1" meta:paragraph-count="17" meta:word-count="131" meta:character-count="1752" meta:non-whitespace-character-count="1620"/>
    <meta:generator>LibreOffice/4.3.3.2$Linux_X86_64 LibreOffice_project/430m0$Build-2</meta:generator>
  </office:meta>
</office:document-meta>
</file>